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0946"/>
    </style:style>
    <style:style style:name="P2" style:family="paragraph" style:parent-style-name="Standard">
      <style:paragraph-properties fo:text-align="justify" style:justify-single-word="false"/>
      <style:text-properties officeooo:paragraph-rsid="004b2349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33ee9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2d9598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17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18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19" style:family="paragraph" style:parent-style-name="Heading_20_2">
      <style:paragraph-properties fo:text-align="justify" style:justify-single-word="false"/>
      <style:text-properties officeooo:paragraph-rsid="000ea3a0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2pt" officeooo:paragraph-rsid="00500d21" style:font-size-asian="12pt" style:font-size-complex="12pt"/>
    </style:style>
    <style:style style:name="P21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P22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23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500d21" style:font-size-asian="18pt" style:font-size-complex="18pt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T8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9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0" style:family="text">
      <style:text-properties fo:color="#000000" style:font-name="arial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11" style:family="text">
      <style:text-properties fo:color="#000000" style:font-name="arial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12" style:family="text">
      <style:text-properties fo:color="#000000" style:font-name="arial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13" style:family="text">
      <style:text-properties fo:color="#000000" style:font-name="arial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14" style:family="text">
      <style:text-properties fo:color="#000000" style:font-name="arial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in" loext:border="none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9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21" style:family="text">
      <style:text-properties fo:font-variant="normal" fo:text-transform="none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in" loext:border="none"/>
    </style:style>
    <style:style style:name="T22" style:family="text">
      <style:text-properties fo:font-variant="normal" fo:text-transform="none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in" loext:border="none"/>
    </style:style>
    <style:style style:name="T23" style:family="text">
      <style:text-properties fo:font-variant="normal" fo:text-transform="none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in" loext:border="none"/>
    </style:style>
    <style:style style:name="T24" style:family="text">
      <style:text-properties fo:font-variant="normal" fo:text-transform="none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in" loext:border="none"/>
    </style:style>
    <style:style style:name="T25" style:family="text">
      <style:text-properties fo:font-variant="normal" fo:text-transform="none" fo:font-size="12pt" fo:letter-spacing="normal" fo:font-style="normal" fo:font-weight="bold" officeooo:rsid="003adbfd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in" loext:border="none"/>
    </style:style>
    <style:style style:name="T26" style:family="text">
      <style:text-properties fo:font-weight="bold" style:font-weight-asian="bold" style:font-name-complex="Arial1" style:language-complex="pt" style:country-complex="PT"/>
    </style:style>
    <style:style style:name="T27" style:family="text">
      <style:text-properties fo:font-weight="bold" officeooo:rsid="00222d90" style:font-weight-asian="bold" style:font-name-complex="Arial1" style:language-complex="pt" style:country-complex="PT"/>
    </style:style>
    <style:style style:name="T28" style:family="text">
      <style:text-properties fo:font-weight="bold" officeooo:rsid="00047fbc" style:font-weight-asian="bold" style:font-name-complex="Arial1" style:language-complex="pt" style:country-complex="PT"/>
    </style:style>
    <style:style style:name="T29" style:family="text">
      <style:text-properties fo:font-weight="bold" officeooo:rsid="000ea3a0" style:font-weight-asian="bold" style:font-name-complex="Arial1" style:language-complex="pt" style:country-complex="PT"/>
    </style:style>
    <style:style style:name="T30" style:family="text">
      <style:text-properties fo:font-weight="bold" officeooo:rsid="00390218" style:font-weight-asian="bold" style:font-name-complex="Arial1" style:language-complex="pt" style:country-complex="PT"/>
    </style:style>
    <style:style style:name="T31" style:family="text">
      <style:text-properties fo:font-weight="bold" style:font-name-asian="Arial1" style:font-weight-asian="bold" style:font-name-complex="Arial1" style:language-complex="pt" style:country-complex="PT"/>
    </style:style>
    <style:style style:name="T32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33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34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35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36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37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38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39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40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41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42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43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44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45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46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47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48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49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50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51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52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53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54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55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56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57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58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59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60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61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62" style:family="text">
      <style:text-properties style:font-name-asian="Arial1" style:font-name-complex="Arial1" style:language-complex="pt" style:country-complex="PT"/>
    </style:style>
    <style:style style:name="T63" style:family="text">
      <style:text-properties officeooo:rsid="0013405f" style:font-name-asian="Arial1" style:font-name-complex="Arial1" style:language-complex="pt" style:country-complex="PT"/>
    </style:style>
    <style:style style:name="T64" style:family="text">
      <style:text-properties officeooo:rsid="001a8142" style:font-name-asian="Arial1" style:font-name-complex="Arial1" style:language-complex="pt" style:country-complex="PT"/>
    </style:style>
    <style:style style:name="T65" style:family="text">
      <style:text-properties officeooo:rsid="0017e9c9" style:font-name-asian="Arial1" style:font-name-complex="Arial1" style:language-complex="pt" style:country-complex="PT"/>
    </style:style>
    <style:style style:name="T66" style:family="text">
      <style:text-properties officeooo:rsid="00169323" style:font-name-asian="Arial1" style:font-name-complex="Arial1" style:language-complex="pt" style:country-complex="PT"/>
    </style:style>
    <style:style style:name="T67" style:family="text">
      <style:text-properties officeooo:rsid="001530fc" style:font-name-asian="Arial1" style:font-name-complex="Arial1" style:language-complex="pt" style:country-complex="PT"/>
    </style:style>
    <style:style style:name="T68" style:family="text">
      <style:text-properties style:font-name-asian="Arial1" style:font-name-complex="Arial1" style:language-complex="pt" style:country-complex="PT" style:font-weight-complex="bold"/>
    </style:style>
    <style:style style:name="T69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70" style:family="text">
      <style:text-properties fo:background-color="#ffffff" loext:char-shading-value="0" style:font-name-complex="Arial1"/>
    </style:style>
    <style:style style:name="T71" style:family="text">
      <style:text-properties officeooo:rsid="0013405f" fo:background-color="#ffffff" loext:char-shading-value="0" style:font-name-complex="Arial1"/>
    </style:style>
    <style:style style:name="T72" style:family="text">
      <style:text-properties officeooo:rsid="0017e9c9" fo:background-color="#ffffff" loext:char-shading-value="0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João Paulo Hotequil</text:p>
      <text:h text:style-name="P19" text:outline-level="2"><text:span text:style-name="T6">Minha página na web: </text:span><text:a xlink:type="simple" xlink:href="https://hotequil.tech/" text:style-name="Internet_20_link" text:visited-style-name="Visited_20_Internet_20_Link"><text:span text:style-name="T15">https://hotequil.tech</text:span></text:a><text:span text:style-name="T6"> (contém alguns links e projetos meus). </text:span><text:span text:style-name="T4">Para informações </text:span><text:span text:style-name="T5">pessoais</text:span><text:span text:style-name="T4">, </text:span><text:span text:style-name="T5">peço que </text:span><text:span text:style-name="T4">favor entr</text:span><text:span text:style-name="T5">e</text:span><text:span text:style-name="T4"> em contato </text:span><text:span text:style-name="T5">comigo </text:span><text:span text:style-name="T4">pelo e</text:span><text:span text:style-name="T3">-mail </text:span><text:a xlink:type="simple" xlink:href="mailto:hotequil@protonmail.com" text:style-name="Internet_20_link" text:visited-style-name="Visited_20_Internet_20_Link"><text:span text:style-name="T5">h</text:span></text:a><text:a xlink:type="simple" xlink:href="mailto:joaohotequil@gmail.com" text:style-name="ListLabel_20_12" text:visited-style-name="ListLabel_20_12"><text:span text:style-name="Internet_20_link"><text:span text:style-name="T2">otequil@</text:span></text:span></text:a><text:a xlink:type="simple" xlink:href="mailto:joaohotequil@gmail.com" text:style-name="ListLabel_20_12" text:visited-style-name="ListLabel_20_12"><text:span text:style-name="Internet_20_link"><text:span text:style-name="T3">protonmail</text:span></text:span></text:a><text:a xlink:type="simple" xlink:href="mailto:joaohotequil@gmail.com" text:style-name="ListLabel_20_12" text:visited-style-name="ListLabel_20_12"><text:span text:style-name="Internet_20_link"><text:span text:style-name="T1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2">. </text:span></text:span></text:h>
      <text:h text:style-name="P18" text:outline-level="1"/>
      <text:h text:style-name="P17" text:outline-level="1"><text:span text:style-name="T27">O que eu tenho a dizer</text:span><text:span text:style-name="T26">:</text:span></text:h>
      <text:p text:style-name="P1"><text:span text:style-name="lt-line-clamp_5f__5f_raw-line"><text:span text:style-name="T16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focadas, que saibam trabalhar em </text:span></text:span><text:span text:style-name="T17">equipe, tenham vontade de aprender e compartilhar conhecimento, também que gostem de achar soluções para resolver diferentes problemas, tendo sempre visão na acessibilidade, responsividade, performance, semântica, usabilidade, inclusão e bom design.</text:span></text:p>
      <text:p text:style-name="P4"/>
      <text:h text:style-name="P17" text:outline-level="1"><text:span text:style-name="T30">Formações</text:span><text:span text:style-name="T26">:</text:span></text:h>
      <text:h text:style-name="P23" text:outline-level="1"><text:span text:style-name="lt-line-clamp_5f__5f_raw-line"><text:span text:style-name="T23">[fevereiro de </text:span></text:span><text:span text:style-name="lt-line-clamp_5f__5f_raw-line"><text:span text:style-name="T24">2021</text:span></text:span><text:span text:style-name="lt-line-clamp_5f__5f_raw-line"><text:span text:style-name="T23"> – </text:span></text:span><text:span text:style-name="lt-line-clamp_5f__5f_raw-line"><text:span text:style-name="T24">até o momento</text:span></text:span><text:span text:style-name="lt-line-clamp_5f__5f_raw-line"><text:span text:style-name="T23">] </text:span></text:span><text:span text:style-name="lt-line-clamp_5f__5f_raw-line"><text:span text:style-name="T24">FIAP</text:span></text:span><text:span text:style-name="lt-line-clamp_5f__5f_raw-line"><text:span text:style-name="T23"> | </text:span></text:span><text:span text:style-name="lt-line-clamp_5f__5f_raw-line"><text:span text:style-name="T25">Educação a distância</text:span></text:span><text:span text:style-name="lt-line-clamp_5f__5f_raw-line"><text:span text:style-name="T23">: </text:span></text:span><text:span text:style-name="lt-line-clamp_5f__5f_raw-line"><text:span text:style-name="T21">estou cursando sistemas de informação (bacharelado) em uma graduação online de quatro anos</text:span></text:span><text:span text:style-name="lt-line-clamp_5f__5f_raw-line"><text:span text:style-name="T22">.</text:span></text:span></text:h>
      <text:p text:style-name="P14"><text:span text:style-name="T31">[fevereiro de 2018 – dezembro de 20</text:span><text:span text:style-name="T32">19</text:span><text:span text:style-name="T31">] </text:span><text:span text:style-name="T33">E.E.B. Professor Honório Miranda | Gaspar, Santa Catarina: </text:span><text:span text:style-name="T50">c</text:span><text:span text:style-name="T19">ursei o segundo e terceiro ano do ensino médio.</text:span></text:p>
      <text:p text:style-name="P14"><text:span text:style-name="T31">[fevereiro de 2006 – dezembro de 2017] </text:span><text:span text:style-name="T33">Madre Francisca Lampel | Gaspar, Santa Catarina: </text:span><text:span text:style-name="T50">c</text:span><text:span text:style-name="T20">ursei o ensino fundamental (I e II) e o primeiro ano do ensino médio.</text:span></text:p>
      <text:p text:style-name="P15"/>
      <text:h text:style-name="P22" text:outline-level="1"><text:soft-page-break/><text:span text:style-name="T28">E</text:span><text:span text:style-name="T26">specializações, </text:span><text:span text:style-name="T29">t</text:span><text:span text:style-name="T26">reinamentos e cursos </text:span><text:span text:style-name="T30">(tenho algumas outras certificações que acabei não colocando aqui)</text:span><text:span text:style-name="T26">:</text:span></text:h>
      <text:p text:style-name="P20"><text:span text:style-name="T31">[</text:span><text:span text:style-name="T46">100% concluído</text:span><text:span text:style-name="T31">] </text:span><text:span text:style-name="T47">FIAP – Nano Courses </text:span><text:span text:style-name="T40">(</text:span><text:span text:style-name="T41">60</text:span><text:span text:style-name="T40"> horas)</text:span><text:span text:style-name="T33"> | </text:span><text:span text:style-name="T40">Educação a distância</text:span><text:span text:style-name="T33">: </text:span><text:span text:style-name="T59">concluí </text:span><text:span text:style-name="T61">o </text:span><text:span text:style-name="T59">curso de </text:span><text:span text:style-name="T61">comunicação e semiótica nos Nano Courses</text:span><text:span text:style-name="T33">.</text:span></text:p>
      <text:p text:style-name="P8"><text:span text:style-name="T31">[</text:span><text:span text:style-name="T46">100% concluído</text:span><text:span text:style-name="T31">] </text:span><text:span text:style-name="T40">Loiane Groner (28 horas)</text:span><text:span text:style-name="T33"> | </text:span><text:span text:style-name="T40">Educação a distância</text:span><text:span text:style-name="T33">: </text:span><text:span text:style-name="T59">concluí um curso de Angular pela plataforma online da Loiane Groner</text:span><text:span text:style-name="T33">.</text:span></text:p>
      <text:p text:style-name="P13"><text:span text:style-name="T31">[</text:span><text:span text:style-name="T45">dezembro</text:span><text:span text:style-name="T31"> de </text:span><text:span text:style-name="T45">2020</text:span><text:span text:style-name="T31"> – </text:span><text:span text:style-name="T45">dezembro</text:span><text:span text:style-name="T31"> de </text:span><text:span text:style-name="T45">2020</text:span><text:span text:style-name="T31">] </text:span><text:span text:style-name="T45">Microsoft</text:span><text:span text:style-name="T33"> </text:span><text:span text:style-name="T34">(</text:span><text:span text:style-name="T37">2</text:span><text:span text:style-name="T34"> horas)</text:span><text:span text:style-name="T33"> | Blumenau, Santa Catarina: </text:span><text:span text:style-name="T56">realizei o exame 70-480 da Microsoft na ProWay com perguntas de HTML5, CSS3 e JavaScript, minha pontuação final foi de 909 pontos</text:span><text:span text:style-name="T33">.</text:span></text:p>
      <text:p text:style-name="P12"><text:span text:style-name="T33">[</text:span><text:span text:style-name="T38">outubro</text:span><text:span text:style-name="T33"> de </text:span><text:span text:style-name="T37">2020</text:span><text:span text:style-name="T33"> – </text:span><text:span text:style-name="T38">outubro</text:span><text:span text:style-name="T33"> de </text:span><text:span text:style-name="T37">2020</text:span><text:span text:style-name="T33">] </text:span><text:span text:style-name="T38">Apex</text:span><text:span text:style-name="T33"> </text:span><text:span text:style-name="T34">(</text:span><text:span text:style-name="T38">3</text:span><text:span text:style-name="T34"> horas)</text:span><text:span text:style-name="T33"> | Blumenau, Santa Catarina: </text:span><text:span text:style-name="T57">participei de um workshop sobre empreendedorismo</text:span><text:span text:style-name="T33">.</text:span></text:p>
      <text:p text:style-name="P12"><text:span text:style-name="T33">[</text:span><text:span text:style-name="T38">outubro</text:span><text:span text:style-name="T33"> de </text:span><text:span text:style-name="T37">2020</text:span><text:span text:style-name="T33"> – </text:span><text:span text:style-name="T38">outubro</text:span><text:span text:style-name="T33"> de </text:span><text:span text:style-name="T37">2020</text:span><text:span text:style-name="T33">] </text:span><text:span text:style-name="T38">Apex</text:span><text:span text:style-name="T33"> </text:span><text:span text:style-name="T34">(</text:span><text:span text:style-name="T38">3</text:span><text:span text:style-name="T34"> horas)</text:span><text:span text:style-name="T33"> | Blumenau, Santa Catarina: </text:span><text:span text:style-name="T57">participei de um workshop sobre planejamento de carreira</text:span><text:span text:style-name="T33">.</text:span></text:p>
      <text:p text:style-name="P11"><text:span text:style-name="T33">[</text:span><text:span text:style-name="T39">novembro</text:span><text:span text:style-name="T33"> de 2019 – </text:span><text:span text:style-name="T39">novembro</text:span><text:span text:style-name="T33"> de 2019] </text:span><text:span text:style-name="T39">Front in Floripa</text:span><text:span text:style-name="T33"> </text:span><text:span text:style-name="T34">(</text:span><text:span text:style-name="T39">8</text:span><text:span text:style-name="T34"> horas)</text:span><text:span text:style-name="T33"> | </text:span><text:span text:style-name="T39">Florianópolis</text:span><text:span text:style-name="T33">, Santa Catarina: </text:span><text:span text:style-name="T58">participei do evento Front in Floripa</text:span><text:span text:style-name="T33">.</text:span></text:p>
      <text:p text:style-name="P10"><text:span text:style-name="T31">[janeiro de 2019 – junho de 2019]</text:span><text:span text:style-name="T62"> </text:span><text:span text:style-name="T33">Apex </text:span><text:span text:style-name="T34">(180 horas)</text:span><text:span text:style-name="T33"> | Blumenau, Santa Catarina: </text:span><text:span text:style-name="T50">t</text:span><text:span text:style-name="T49">reinamento de alta performance de desenvolvimento e programação </text:span><text:span text:style-name="T51">f</text:span><text:span text:style-name="T49">ront-end </text:span><text:span text:style-name="T52">usando</text:span><text:span text:style-name="T49"> HTML5, CSS3 </text:span><text:span text:style-name="T53">(SASS e SCSS)</text:span><text:span text:style-name="T49">, JavaScript, TypeScript, testes, Angular 6, ReactJS, VueJS, Git </text:span><text:span text:style-name="T52">e </text:span><text:span text:style-name="T49">GitHub, </text:span><text:span text:style-name="T52">W</text:span><text:span text:style-name="T49">ebpack </text:span><text:span text:style-name="T52">e</text:span><text:span text:style-name="T49"> Gulp</text:span><text:span text:style-name="T33">.</text:span></text:p>
      <text:p text:style-name="P10"><text:span text:style-name="T31">[dezembro de 2018 - dezembro de 2018]</text:span><text:span text:style-name="T62"> </text:span><text:span text:style-name="T33">Apex </text:span><text:span text:style-name="T34">(16 horas)</text:span><text:span text:style-name="T33"> | Blumenau, Santa Catarina: </text:span><text:span text:style-name="T50">tr</text:span><text:span text:style-name="T49">einamento de alta performance de </text:span><text:span text:style-name="T54">l</text:span><text:span text:style-name="T49">ógica de </text:span><text:span text:style-name="T54">p</text:span><text:span text:style-name="T49">rogramação </text:span><text:span text:style-name="T55">sobre</text:span><text:span text:style-name="T49"> boas práticas, manipulação de textos, criação de objetos, armazenamento de dados em listas e tópicos avançados </text:span><text:span text:style-name="T54">da linguagem</text:span><text:span text:style-name="T49">.</text:span></text:p>
      <text:p text:style-name="P9"><text:span text:style-name="T31">[dezembro de 2018 - dezembro de 2018]</text:span><text:span text:style-name="T62"> </text:span><text:span text:style-name="T33">Apex </text:span><text:span text:style-name="T34">(16 horas)</text:span><text:span text:style-name="T33"> | Blumenau, Santa Catarina: </text:span><text:span text:style-name="T50">t</text:span><text:span text:style-name="T49">reinamento</text:span><text:span text:style-name="T62"> de alta performance de </text:span><text:span text:style-name="T63">b</text:span><text:span text:style-name="T62">anco de </text:span><text:span text:style-name="T63">d</text:span><text:span text:style-name="T62">ados </text:span><text:span text:style-name="T63">sobre</text:span><text:span text:style-name="T62"> </text:span><text:span text:style-name="T70">instalação, configuração, conceitos básicos, comandos para manipulação de tabelas, texto </text:span><text:span text:style-name="T71">e</text:span><text:span text:style-name="T70"> data, operadores, </text:span><text:span text:style-name="T71">funções </text:span><text:span text:style-name="T70">básicas </text:span><text:span text:style-name="T71">e intermediárias</text:span><text:span text:style-name="T70">, normalização de dados, relacionamento entre tabelas, </text:span><text:span text:style-name="T71">unificação de </text:span><text:span text:style-name="T70">tabelas, realização de consultas, criação de views, indexação de tabelas, backup d</text:span><text:span text:style-name="T71">e</text:span><text:span text:style-name="T70"> dados e restaura</text:span><text:span text:style-name="T71">ção</text:span><text:span text:style-name="T70"> </text:span><text:span text:style-name="T71">d</text:span><text:span text:style-name="T70">as informações da base através do backup</text:span><text:span text:style-name="T62">.</text:span></text:p>
      <text:p text:style-name="P8"><text:span text:style-name="T31">[100% concluído]</text:span><text:span text:style-name="T62"> </text:span><text:span text:style-name="T33">Udemy </text:span><text:span text:style-name="T35">(</text:span><text:span text:style-name="T48">54 horas</text:span><text:span text:style-name="T35">)</text:span><text:span text:style-name="T33"> | </text:span><text:span text:style-name="T40">Educação a distância</text:span><text:span text:style-name="T33">:</text:span><text:span text:style-name="T62"> </text:span><text:span text:style-name="T64">t</text:span><text:span text:style-name="T62">reinamento básico de desenvolvimento e programação </text:span><text:span text:style-name="T65">f</text:span><text:span text:style-name="T62">ront-end </text:span><text:span text:style-name="T65">utilizando</text:span><text:span text:style-name="T62"> </text:span><text:span text:style-name="T70">HTML5, CSS3 </text:span><text:span text:style-name="T72">e</text:span><text:span text:style-name="T70"> J</text:span><text:span text:style-name="T72">ava</text:span><text:span text:style-name="T70">S</text:span><text:span text:style-name="T72">cript</text:span><text:span text:style-name="T70"> e</text:span><text:span text:style-name="T72">m cinco</text:span><text:span text:style-name="T70"> </text:span><text:span text:style-name="T72">p</text:span><text:span text:style-name="T70">rojetos.</text:span></text:p>
      <text:p text:style-name="P8"><text:soft-page-break/><text:span text:style-name="T31">[100% concluído]</text:span><text:span text:style-name="T62"> </text:span><text:span text:style-name="T33">Udemy </text:span><text:span text:style-name="T36">(10 horas)</text:span><text:span text:style-name="T33"> | </text:span><text:span text:style-name="T40">Educação a distância</text:span><text:span text:style-name="T33">:</text:span><text:span text:style-name="T62"> </text:span><text:span text:style-name="T64">t</text:span><text:span text:style-name="T62">reinamento básico de inglês </text:span><text:span text:style-name="T66">sobre</text:span><text:span text:style-name="T62"> </text:span><text:span text:style-name="T66">metodologia </text:span><text:span text:style-name="T62">para ser fluente.</text:span><text:bookmark text:name="_GoBack"/></text:p>
      <text:p text:style-name="P7"><text:span text:style-name="T31">[setembro de 2018 – fevereiro de 2019]</text:span><text:span text:style-name="T62"> </text:span><text:span text:style-name="T33">Instituto Mix </text:span><text:span text:style-name="T35">(96 horas)</text:span><text:span text:style-name="T33"> | Gaspar, Santa Catarina:</text:span><text:span text:style-name="T62"> </text:span><text:span text:style-name="T50">t</text:span><text:span text:style-name="T49">reinamento</text:span><text:span text:style-name="T62"> básico de </text:span><text:span text:style-name="T67">m</text:span><text:span text:style-name="T62">ontagem e </text:span><text:span text:style-name="T67">m</text:span><text:span text:style-name="T62">anutenção </text:span><text:span text:style-name="T67">de</text:span><text:span text:style-name="T62"> hardware e redes.</text:span></text:p>
      <text:p text:style-name="P7"><text:span text:style-name="T31">[maio de 2017 – outubro de 2018]</text:span><text:span text:style-name="T62"> </text:span><text:span text:style-name="T33">GERAR </text:span><text:span text:style-name="T35">(1280 horas)</text:span><text:span text:style-name="T33"> | Gaspar e Blumenau, Santa Catarina: </text:span><text:span text:style-name="T50">c</text:span><text:span text:style-name="T49">urso</text:span><text:span text:style-name="T68"> de </text:span><text:span text:style-name="T69">a</text:span><text:span text:style-name="T68">dministração como menor aprendiz.</text:span></text:p>
      <text:p text:style-name="P3"/>
      <text:p text:style-name="P16">Experiência:</text:p>
      <text:p text:style-name="P2"><text:span text:style-name="T9">[</text:span><text:span text:style-name="T11">outubro </text:span><text:span text:style-name="T9">de </text:span><text:span text:style-name="T10">202</text:span><text:span text:style-name="T11">1</text:span><text:span text:style-name="T9"> – </text:span><text:span text:style-name="T11">até o momento</text:span><text:span text:style-name="T9">] </text:span><text:span text:style-name="T12">Desenvolvedor front-end</text:span><text:span text:style-name="T9"> | </text:span><text:span text:style-name="T11">Performa_IT</text:span><text:span text:style-name="T9">: </text:span><text:span text:style-name="T18">Trabalho atualmente como desenvolvedor front-end</text:span><text:span text:style-name="T14">.</text:span></text:p>
      <text:p text:style-name="P2"><text:span text:style-name="T9">[</text:span><text:span text:style-name="T10">janeiro</text:span><text:span text:style-name="T9"> de </text:span><text:span text:style-name="T10">2020</text:span><text:span text:style-name="T9"> – </text:span><text:span text:style-name="T11">setembro de 2021</text:span><text:span text:style-name="T9">] </text:span><text:span text:style-name="T12">Desenvolvedor front-end</text:span><text:span text:style-name="T9"> | </text:span><text:span text:style-name="T12">Velow </text:span><text:span text:style-name="T13">Sistemas</text:span><text:span text:style-name="T9">: </text:span><text:span text:style-name="T18">Trabalho atualmente 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14">.</text:span></text:p>
      <text:p text:style-name="P6"><text:span text:style-name="T31">[maio de </text:span><text:span text:style-name="T43">2019</text:span><text:span text:style-name="T31"> – </text:span><text:span text:style-name="T42">dezembro de 2019</text:span><text:span text:style-name="T31">] </text:span><text:span text:style-name="T43">Estagiário de programação</text:span><text:span text:style-name="T31"> | </text:span><text:span text:style-name="T43">Velow </text:span><text:span text:style-name="T44">Sistemas</text:span><text:span text:style-name="T31">: </text:span><text:span text:style-name="T50">a</text:span><text:span text:style-name="T49">tuei como estagiário de programação </text:span><text:span text:style-name="T60">no time de front-end</text:span><text:span text:style-name="T49">, </text:span><text:span text:style-name="T60">após isso </text:span><text:span text:style-name="T49">consegui ser efetivado.</text:span></text:p>
      <text:p text:style-name="P5"><text:span text:style-name="T31">[maio de 2017 – outubro de 2018] Auxiliar de TI | Fazzenda Park Hotel: </text:span><text:span text:style-name="T50">e</text:span><text:span text:style-name="T49">u era um menor aprendiz, com 14 anos, tive muitas responsabilidades e ordens de serviço para fazer, ganhei muita experiência na parte de infra e suporte na área de TI.</text:span></text:p>
      <text:p text:style-name="P4"><text:span text:style-name="T31">[junho de 2016 – janeiro de 2017] </text:span><text:span text:style-name="T43">Apresentador de rádio</text:span><text:span text:style-name="T31"> | Rádio Sentinela do Vale: </text:span><text:span text:style-name="T50">t</text:span><text:span text:style-name="T49">rabalhei com meu potencial de comunicação na rádio, apresentava um programa de entretenimento, chamado Variedades, junto de um colega, não trabalhei de carteira assina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22in" fo:margin-bottom="0.139in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555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.139in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111in" fo:margin-bottom="0.472in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5in" fo:margin-bottom="0.6701in" fo:margin-left="0.95in" fo:margin-right="0.9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5in" fo:margin-bottom="1in" fo:margin-left="0.95in" fo:margin-right="0.9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94</meta:editing-cycles>
    <meta:print-date>2019-02-01T12:54:00</meta:print-date>
    <meta:creation-date>2018-01-13T12:08:00</meta:creation-date>
    <dc:date>2021-10-16T16:06:51.629926795</dc:date>
    <meta:editing-duration>PT10H3M23S</meta:editing-duration>
    <meta:generator>LibreOffice/6.4.7.2$Linux_X86_64 LibreOffice_project/40$Build-2</meta:generator>
    <meta:document-statistic meta:table-count="0" meta:image-count="0" meta:object-count="0" meta:page-count="3" meta:paragraph-count="28" meta:word-count="830" meta:character-count="5523" meta:non-whitespace-character-count="47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